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84eb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06967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227e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042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84eb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84ebe"/>
    </style:style>
    <style:style style:name="P1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84ebe" style:font-size-asian="10pt" style:font-size-complex="10pt"/>
    </style:style>
    <style:style style:name="P1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84ebe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84ebe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84ebe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84ebe" style:font-size-asian="10pt" style:font-size-complex="10pt"/>
    </style:style>
    <style:style style:name="P2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06967" officeooo:paragraph-rsid="00184ebe" style:font-size-asian="10pt" style:font-size-complex="10pt"/>
    </style:style>
    <style:style style:name="P2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227e0" officeooo:paragraph-rsid="00184ebe" style:font-size-asian="10pt" style:font-size-complex="10pt"/>
    </style:style>
    <style:style style:name="P2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0428" officeooo:paragraph-rsid="00184ebe" style:font-size-asian="10pt" style:font-size-complex="10pt"/>
    </style:style>
    <style:style style:name="P2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3810" officeooo:paragraph-rsid="00184ebe" style:font-size-asian="10pt" style:font-size-complex="10pt"/>
    </style:style>
    <style:style style:name="P27" style:family="paragraph" style:parent-style-name="Standard">
      <style:text-properties officeooo:rsid="00184ebe" officeooo:paragraph-rsid="00184ebe"/>
    </style:style>
    <style:style style:name="P2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a11aa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a9315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a11aa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a9315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3810" officeooo:paragraph-rsid="001a11aa" style:font-size-asian="10pt" style:font-size-complex="10pt"/>
    </style:style>
    <style:style style:name="T1" style:family="text">
      <style:text-properties officeooo:rsid="001ba3d6"/>
    </style:style>
    <style:style style:name="T2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officeooo:rsid="001d4898"/>
    </style:style>
    <style:style style:name="T7" style:family="text">
      <style:text-properties officeooo:rsid="00206967"/>
    </style:style>
    <style:style style:name="T8" style:family="text">
      <style:text-properties officeooo:rsid="001a11aa"/>
    </style:style>
    <style:style style:name="T9" style:family="text">
      <style:text-properties officeooo:rsid="001a9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2">Diari d'activitats</text:p>
            <text:p text:style-name="P2"/>
            <text:p text:style-name="P3">Nom del projecte: <text:span text:style-name="T1">UlisesMap</text:span></text:p>
            <text:p text:style-name="P17"><text:span text:style-name="T2">Nom d</text:span><text:span text:style-name="T3">'</text:span><text:span text:style-name="T2">alumne</text:span><text:span text:style-name="T3">s</text:span><text:span text:style-name="T2">:</text:span><text:span text:style-name="T4"> </text:span><text:span text:style-name="T5">Oleksandr Dovbysh, Eli Navarro, Sheila Pérez</text:span></text:p>
            <text:p text:style-name="P4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">Data</text:p>
          </table:table-cell>
          <table:table-cell table:style-name="Taula1.A2" office:value-type="string">
            <text:p text:style-name="P2">Temps emprat (hores)</text:p>
          </table:table-cell>
          <table:table-cell table:style-name="Taula1.C2" office:value-type="string">
            <text:p text:style-name="P2">Descripció de la tasca</text:p>
          </table:table-cell>
        </table:table-row>
        <table:table-row table:style-name="Taula1.1">
          <table:table-cell table:style-name="Taula1.A3" office:value-type="string">
            <text:p text:style-name="P5">22-abril</text:p>
          </table:table-cell>
          <table:table-cell table:style-name="Taula1.A3" office:value-type="string">
            <text:p text:style-name="P5">4h</text:p>
          </table:table-cell>
          <table:table-cell table:style-name="Taula1.C3" office:value-type="string">
            <text:p text:style-name="P6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6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8">Programar activitats inicials.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9">Fer llista punts d'interè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connexió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activitat llista de punts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0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9">2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5">3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JUnit test del clientLoggin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Crear Junit test del converti<text:span text:style-name="T7">do</text:span>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a la base de dades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2">Habilitar les <text:span text:style-name="T7">diferents</text:span> opcions de l'activitat Loggin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22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Habilita opció de veure rutes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22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opció de poder escollir rutes i punts <text:span text:style-name="T7">d'interès</text:span>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2">Afegir ciutats i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lista de punts des de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usuari des de l'activitat de registr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Afegir opció de recordar nom d'usuari i contraseny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es imatges de la llista de la base de dades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orregir errors de la base de dades de la ruta de la imatge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3">Afegir imatge de càrrega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3h </text:p>
          </table:table-cell>
          <table:table-cell table:style-name="Taula1.C2" office:value-type="string">
            <text:p text:style-name="P23">Acabar activitat de login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comentaris o/i valoracions connectant l'activitat al servlet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Cer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scoltadors a la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Bus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cabar de millorar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nllaç a la url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1h</text:p>
          </table:table-cell>
          <table:table-cell table:style-name="Taula1.C2" office:value-type="string">
            <text:p text:style-name="P24">Afegir dialèg d'informació a la ListView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5h</text:p>
          </table:table-cell>
          <table:table-cell table:style-name="Taula1.C2" office:value-type="string">
            <text:p text:style-name="P24">Dissenyar una vista no predeterminada de la listview de punt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6h</text:p>
          </table:table-cell>
          <table:table-cell table:style-name="Taula1.C2" office:value-type="string">
            <text:p text:style-name="P24">Corregir errors de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3">16-maig</text:p>
          </table:table-cell>
          <table:table-cell table:style-name="Taula1.A2" office:value-type="string">
            <text:p text:style-name="P13">4h</text:p>
          </table:table-cell>
          <table:table-cell table:style-name="Taula1.C2" office:value-type="string">
            <text:p text:style-name="P25">Editar vista de listView part gràfica de punts i rutes.</text:p>
          </table:table-cell>
        </table:table-row>
        <table:table-row table:style-name="Taula1.1">
          <table:table-cell table:style-name="Taula1.A2" office:value-type="string">
            <text:p text:style-name="P14">18-maig</text:p>
          </table:table-cell>
          <table:table-cell table:style-name="Taula1.A2" office:value-type="string">
            <text:p text:style-name="P14">4h</text:p>
          </table:table-cell>
          <table:table-cell table:style-name="Taula1.C2" office:value-type="string">
            <text:p text:style-name="P26">Fer ruta per Barcelona recollint coordenades i fent fotografi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31"><text:span text:style-name="T9">3h</text:span></text:p>
          </table:table-cell>
          <table:table-cell table:style-name="Taula1.C2" office:value-type="string">
            <text:p text:style-name="P26">Solucionar error de base de dad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31"><text:span text:style-name="T9">6h</text:span></text:p>
          </table:table-cell>
          <table:table-cell table:style-name="Taula1.C2" office:value-type="string">
            <text:p text:style-name="P26">Factoritzar la listView treien bucle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31"><text:span text:style-name="T9">6h</text:span></text:p>
          </table:table-cell>
          <table:table-cell table:style-name="Taula1.C2" office:value-type="string">
            <text:p text:style-name="P26">Canviar dimensió d'algunes imatges que donaven error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31"><text:span text:style-name="T9">4h</text:span></text:p>
          </table:table-cell>
          <table:table-cell table:style-name="Taula1.C2" office:value-type="string">
            <text:p text:style-name="P26">Afegir animació a l'activitat d'inici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29"><text:span text:style-name="T9">4h</text:span></text:p>
          </table:table-cell>
          <table:table-cell table:style-name="Taula1.C2" office:value-type="string">
            <text:p text:style-name="P26">Afegir fotografia a la llista de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Corregir errors de les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Afegir punts d'interès a la base de dad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31"><text:span text:style-name="T9">30min</text:span></text:p>
          </table:table-cell>
          <table:table-cell table:style-name="Taula1.C2" office:value-type="string">
            <text:p text:style-name="P26">Generar diagrama de UML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Començar javadoc de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31"><text:span text:style-name="T9">3h</text:span></text:p>
          </table:table-cell>
          <table:table-cell table:style-name="Taula1.C2" office:value-type="string">
            <text:p text:style-name="P26">Començar Javadoc de clien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Fer el readme del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Fer diagrama de casos d'us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31"><text:span text:style-name="T9">2h</text:span></text:p>
          </table:table-cell>
          <table:table-cell table:style-name="Taula1.C2" office:value-type="string">
            <text:p text:style-name="P26">Fer javadoc de les classes de model del client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30"><text:span text:style-name="T8">5h</text:span></text:p>
          </table:table-cell>
          <table:table-cell table:style-name="Taula1.C2" office:value-type="string">
            <text:p text:style-name="P26">Acabar javadoc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28"><text:span text:style-name="T8">1h</text:span></text:p>
          </table:table-cell>
          <table:table-cell table:style-name="Taula1.C2" office:value-type="string">
            <text:p text:style-name="P26">Corregir errors dels submenu d'opcions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30"><text:span text:style-name="T8">1h</text:span></text:p>
          </table:table-cell>
          <table:table-cell table:style-name="Taula1.C2" office:value-type="string">
            <text:p text:style-name="P26">Revisar codi.</text:p>
          </table:table-cell>
        </table:table-row>
        <table:table-row table:style-name="Taula1.1">
          <table:table-cell table:style-name="Taula1.A2" office:value-type="string">
            <text:p text:style-name="P28"><text:span text:style-name="T8">23-maig</text:span></text:p>
          </table:table-cell>
          <table:table-cell table:style-name="Taula1.A2" office:value-type="string">
            <text:p text:style-name="P30"><text:span text:style-name="T8">1h</text:span></text:p>
          </table:table-cell>
          <table:table-cell table:style-name="Taula1.C2" office:value-type="string">
            <text:p text:style-name="P32"><text:span text:style-name="T8">Finalitzat javadoc del servlet</text:span></text:p>
          </table:table-cell>
        </table:table-row>
        <table:table-row table:style-name="Taula1.1">
          <table:table-cell table:style-name="Taula1.A2" office:value-type="string">
            <text:p text:style-name="P28"><text:span text:style-name="T8">23-maig</text:span></text:p>
          </table:table-cell>
          <table:table-cell table:style-name="Taula1.A2" office:value-type="string">
            <text:p text:style-name="P30"><text:span text:style-name="T8">2h</text:span></text:p>
          </table:table-cell>
          <table:table-cell table:style-name="Taula1.C2" office:value-type="string">
            <text:p text:style-name="P32"><text:span text:style-name="T8">Finalitzat readme de servlet i del client android</text:span></text:p>
          </table:table-cell>
        </table:table-row>
        <table:table-row table:style-name="Taula1.1">
          <table:table-cell table:style-name="Taula1.A2" office:value-type="string">
            <text:p text:style-name="P28"><text:span text:style-name="T8">23-maig</text:span></text:p>
          </table:table-cell>
          <table:table-cell table:style-name="Taula1.A2" office:value-type="string">
            <text:p text:style-name="P30"><text:span text:style-name="T8">3h</text:span></text:p>
          </table:table-cell>
          <table:table-cell table:style-name="Taula1.C2" office:value-type="string">
            <text:p text:style-name="P32"><text:span text:style-name="T8">Finalitzat diagrama de disseny</text:span></text:p>
          </table:table-cell>
        </table:table-row>
        <table:table-row table:style-name="Taula1.1">
          <table:table-cell table:style-name="Taula1.A2" office:value-type="string">
            <text:p text:style-name="P28"><text:span text:style-name="T8">23-maig</text:span></text:p>
          </table:table-cell>
          <table:table-cell table:style-name="Taula1.A2" office:value-type="string">
            <text:p text:style-name="P30"><text:span text:style-name="T8">3h</text:span></text:p>
          </table:table-cell>
          <table:table-cell table:style-name="Taula1.C2" office:value-type="string">
            <text:p text:style-name="P32"><text:span text:style-name="T8">Implementar la opció de detectar si hi ha internet al inicialitzar-se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3T17:55:13.333446837</dc:date>
    <meta:generator>LibreOffice/4.1.0.0.beta2$Linux_X86_64 LibreOffice_project/410$Build-0</meta:generator>
    <dc:creator>local </dc:creator>
    <meta:editing-duration>PT1M28S</meta:editing-duration>
    <meta:editing-cycles>2</meta:editing-cycles>
    <meta:document-statistic meta:table-count="1" meta:image-count="0" meta:object-count="0" meta:page-count="2" meta:paragraph-count="234" meta:word-count="751" meta:character-count="4345" meta:non-whitespace-character-count="3825"/>
  </office:meta>
</office:document-meta>
</file>